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416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P2" style:parent-style-name="Normal" style:family="paragraph">
      <style:paragraph-properties fo:margin-bottom="0.0416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P3" style:parent-style-name="Normal" style:family="paragraph">
      <style:paragraph-properties fo:margin-bottom="0.0416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P4" style:parent-style-name="Normal" style:family="paragraph">
      <style:paragraph-properties fo:margin-bottom="0.0416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P5" style:parent-style-name="HTMLPreformatted" style:family="paragraph">
      <style:paragraph-properties fo:margin-bottom="0.0416in"/>
    </style:style>
    <style:style style:name="T6" style:parent-style-name="HTMLCode" style:family="text">
      <style:text-properties fo:color="#111111" fo:font-size="10.5pt" style:font-size-asian="10.5pt" style:font-size-complex="10.5pt"/>
    </style:style>
    <style:style style:name="T7" style:parent-style-name="hljs-string" style:family="text">
      <style:text-properties fo:color="#A31515" fo:font-size="10.5pt" style:font-size-asian="10.5pt" style:font-size-complex="10.5pt"/>
    </style:style>
    <style:style style:name="T8" style:parent-style-name="HTMLCode" style:family="text">
      <style:text-properties fo:color="#111111" fo:font-size="10.5pt" style:font-size-asian="10.5pt" style:font-size-complex="10.5pt"/>
    </style:style>
    <style:style style:name="T9" style:parent-style-name="hljs-symbol" style:family="text">
      <style:text-properties fo:color="#00B0E8" fo:font-size="10.5pt" style:font-size-asian="10.5pt" style:font-size-complex="10.5pt"/>
    </style:style>
    <style:style style:name="T10" style:parent-style-name="HTMLCode" style:family="text">
      <style:text-properties fo:color="#111111" fo:font-size="10.5pt" style:font-size-asian="10.5pt" style:font-size-complex="10.5pt"/>
    </style:style>
    <style:style style:name="P11" style:parent-style-name="Normal" style:family="paragraph">
      <style:paragraph-properties fo:margin-bottom="0.0416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P12" style:parent-style-name="Normal" style:family="paragraph">
      <style:paragraph-properties fo:margin-bottom="0.0416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P13" style:parent-style-name="Normal" style:family="paragraph">
      <style:paragraph-properties fo:margin-bottom="0.0416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P14" style:parent-style-name="Normal" style:family="paragraph">
      <style:paragraph-properties fo:margin-bottom="0.0416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" style:parent-style-name="DefaultParagraphFont" style:family="text">
      <style:text-properties style:font-name="Courier New" style:font-name-asian="Times New Roman" style:font-name-complex="Courier New" fo:color="#00B0E8" fo:font-size="10.5pt" style:font-size-asian="10.5pt" style:font-size-complex="10.5pt" style:language-asian="en" style:country-asian="GB"/>
    </style:style>
    <style:style style:name="T16" style:parent-style-name="DefaultParagraphFont" style:family="text"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T17" style:parent-style-name="DefaultParagraphFont" style:family="text"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P18" style:parent-style-name="Normal" style:family="paragraph">
      <style:paragraph-properties fo:margin-bottom="0.0416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" style:parent-style-name="DefaultParagraphFont" style:family="text">
      <style:text-properties style:font-name="Courier New" style:font-name-asian="Times New Roman" style:font-name-complex="Courier New" fo:color="#00B0E8" fo:font-size="10.5pt" style:font-size-asian="10.5pt" style:font-size-complex="10.5pt" style:language-asian="en" style:country-asian="GB"/>
    </style:style>
    <style:style style:name="T20" style:parent-style-name="DefaultParagraphFont" style:family="text"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T21" style:parent-style-name="DefaultParagraphFont" style:family="text"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T22" style:parent-style-name="DefaultParagraphFont" style:family="text"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T23" style:parent-style-name="DefaultParagraphFont" style:family="text"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T24" style:parent-style-name="DefaultParagraphFont" style:family="text"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P25" style:parent-style-name="Normal" style:family="paragraph">
      <style:paragraph-properties fo:margin-bottom="0.0416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" style:parent-style-name="DefaultParagraphFont" style:family="text">
      <style:text-properties style:font-name="Courier New" style:font-name-asian="Times New Roman" style:font-name-complex="Courier New" fo:color="#00B0E8" fo:font-size="10.5pt" style:font-size-asian="10.5pt" style:font-size-complex="10.5pt" style:language-asian="en" style:country-asian="GB"/>
    </style:style>
    <style:style style:name="T27" style:parent-style-name="DefaultParagraphFont" style:family="text"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T28" style:parent-style-name="DefaultParagraphFont" style:family="text"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T29" style:parent-style-name="DefaultParagraphFont" style:family="text"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T30" style:parent-style-name="DefaultParagraphFont" style:family="text"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T31" style:parent-style-name="DefaultParagraphFont" style:family="text"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T32" style:parent-style-name="DefaultParagraphFont" style:family="text"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T33" style:parent-style-name="DefaultParagraphFont" style:family="text"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T34" style:parent-style-name="DefaultParagraphFont" style:family="text"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P35" style:parent-style-name="Normal" style:family="paragraph">
      <style:paragraph-properties fo:margin-bottom="0.0416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P36" style:parent-style-name="Normal" style:family="paragraph">
      <style:paragraph-properties fo:margin-bottom="0.0416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P37" style:parent-style-name="Normal" style:family="paragraph">
      <style:paragraph-properties fo:margin-bottom="0.0416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P38" style:parent-style-name="Normal" style:family="paragraph">
      <style:paragraph-properties fo:margin-bottom="0.0416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P39" style:parent-style-name="Normal" style:family="paragraph">
      <style:paragraph-properties fo:margin-bottom="0.0416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P40" style:parent-style-name="Normal" style:family="paragraph">
      <style:paragraph-properties fo:margin-bottom="0.0416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  <style:style style:name="P41" style:parent-style-name="Normal" style:family="paragraph">
      <style:paragraph-properties fo:margin-bottom="0.0416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" style:parent-style-name="DefaultParagraphFont" style:family="text">
      <style:text-properties style:font-name="Courier New" style:font-name-asian="Times New Roman" style:font-name-complex="Courier New" fo:color="#111111" fo:font-size="10.5pt" style:font-size-asian="10.5pt" style:font-size-complex="10.5pt" style:language-asian="en" style:country-asian="GB"/>
    </style:style>
  </office:automatic-styles>
  <office:body>
    <office:text text:use-soft-page-breaks="true">
      <text:p text:style-name="P1">Dear [Hiring manager's name or title],</text:p>
      <text:p text:style-name="P2"/>
      <text:p text:style-name="P3">I am writing to express my interest in the [position title] at [company name]. I am currently a<text:s/>second-year<text:s/>student at<text:s/>the University of Gloucestershire<text:s/>pursuing a degree in<text:s/>games programming.<text:s/>I have a passion for games development and a strong portfolio of projects that showcase my skills and creativity.</text:p>
      <text:p text:style-name="P4"/>
      <text:p text:style-name="P5"><text:span text:style-name="T6">I admire your company's vision of creating innovative and engaging games that appeal to a global audience. I am especially impressed by your Creative Wednesdays initiative, where you encourage your employees to pitch their own game ideas[</text:span><text:span text:style-name="T7">^2^</text:span><text:span text:style-name="T8">][</text:span><text:span text:style-name="T9">2</text:span><text:span text:style-name="T10">].</text:span></text:p>
      <text:p text:style-name="P11"/>
      <text:p text:style-name="P12">As a games programmer, I have experience with various tools and languages, such as Unity, Unreal Engine, C#, C++,<text:s/>Blender, and GitHub.<text:s/>I have also worked on<text:s/>many<text:s/>game projects, both individually and as part of a team. Some of my notable achievements include:</text:p>
      <text:p text:style-name="P13"/>
      <text:p text:style-name="P14"><text:span text:style-name="T15">-</text:span><text:span text:style-name="T16"><text:s/></text:span><text:span text:style-name="T17">A 3D mobile game created in unity.</text:span></text:p>
      <text:p text:style-name="P18"><text:span text:style-name="T19">-</text:span><text:span text:style-name="T20"><text:s/></text:span><text:span text:style-name="T21">Creating a 2D retro game in<text:s/></text:span><text:span text:style-name="T22">entirely in<text:s/></text:span><text:span text:style-name="T23">C++</text:span><text:span text:style-name="T24">.</text:span></text:p>
      <text:p text:style-name="P25"><text:span text:style-name="T26">-</text:span><text:span text:style-name="T27"><text:s/></text:span><text:span text:style-name="T28">Acting as a team leader for</text:span><text:span text:style-name="T29"><text:s/>students<text:s/></text:span><text:span text:style-name="T30">making</text:span><text:span text:style-name="T31"><text:s/>a</text:span><text:span text:style-name="T32"><text:s/>3D</text:span><text:span text:style-name="T33"><text:s/>multiplayer<text:s/></text:span><text:span text:style-name="T34">party game, for which we were invited to attend COMX.</text:span></text:p>
      <text:p text:style-name="P35"/>
      <text:p text:style-name="P36">I am eager to learn from the professionals at [company name] and contribute to your ongoing and upcoming projects. I believe that I have the skills, creativity, and enthusiasm to be an asset to your team. I am available for an interview at your convenience and can start working as soon as possible.</text:p>
      <text:p text:style-name="P37"/>
      <text:p text:style-name="P38">Thank you for your consideration. I look forward to hearing from you soon.</text:p>
      <text:p text:style-name="P39"/>
      <text:p text:style-name="P40">Sincerely,</text:p>
      <text:p text:style-name="P41"><text:span text:style-name="T42">[Your name]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bullet" style:display-name="hljs-bullet" style:family="text" style:parent-style-name="DefaultParagraphFont"/>
    <style:style style:name="hljs-string" style:display-name="hljs-string" style:family="text" style:parent-style-name="DefaultParagraphFont"/>
    <style:style style:name="hljs-symbol" style:display-name="hljs-symbol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ore, Evelyn</meta:initial-creator>
    <dc:creator>Moore, Evelyn</dc:creator>
    <meta:creation-date>2023-03-08T02:59:00Z</meta:creation-date>
    <dc:date>2023-03-08T03:50:00Z</dc:date>
    <meta:template xlink:href="Normal" xlink:type="simple"/>
    <meta:editing-cycles>1</meta:editing-cycles>
    <meta:editing-duration>PT2100S</meta:editing-duration>
    <meta:document-statistic meta:page-count="1" meta:paragraph-count="2" meta:word-count="217" meta:character-count="1457" meta:row-count="10" meta:non-whitespace-character-count="1242"/>
  </office:meta>
</office:document-meta>
</file>